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master-page-name="HTML">
      <style:paragraph-properties style:page-number="auto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center" style:justify-single-word="false"/>
      <style:text-properties style:font-name="Calibri" fo:font-size="14pt" fo:font-weight="bold" officeooo:rsid="0004c380" officeooo:paragraph-rsid="0004c380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Calibri" fo:font-size="14pt" fo:font-weight="bold" officeooo:rsid="0004c380" officeooo:paragraph-rsid="0004c380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Calibri" fo:font-size="14pt" fo:font-weight="bold" officeooo:rsid="00076fdb" officeooo:paragraph-rsid="00076fdb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Calibri" fo:font-size="14pt" fo:font-weight="bold" officeooo:rsid="000ae745" officeooo:paragraph-rsid="000ae745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4pt" fo:font-weight="bold" officeooo:rsid="000d7fe2" officeooo:paragraph-rsid="000d7fe2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Calibri" fo:font-size="14pt" fo:font-weight="bold" officeooo:rsid="0013fcae" officeooo:paragraph-rsid="0013fcae" style:font-size-asian="12.25pt" style:font-weight-asian="bold" style:font-size-complex="14pt" style:font-weight-complex="bold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d539" style:font-weight-asian="normal" style:font-weight-complex="normal"/>
    </style:style>
    <style:style style:name="T3" style:family="text">
      <style:text-properties fo:font-weight="normal" officeooo:rsid="00076fdb" style:font-weight-asian="normal" style:font-weight-complex="normal"/>
    </style:style>
    <style:style style:name="T4" style:family="text">
      <style:text-properties fo:font-weight="normal" officeooo:rsid="00092731" style:font-weight-asian="normal" style:font-weight-complex="normal"/>
    </style:style>
    <style:style style:name="T5" style:family="text">
      <style:text-properties fo:font-weight="normal" officeooo:rsid="000babe0" style:font-weight-asian="normal" style:font-weight-complex="normal"/>
    </style:style>
    <style:style style:name="T6" style:family="text">
      <style:text-properties fo:font-weight="normal" officeooo:rsid="0012135a" style:font-weight-asian="normal" style:font-weight-complex="normal"/>
    </style:style>
    <style:style style:name="T7" style:family="text">
      <style:text-properties fo:font-weight="normal" officeooo:rsid="00122aed" style:font-weight-asian="normal" style:font-weight-complex="normal"/>
    </style:style>
    <style:style style:name="T8" style:family="text">
      <style:text-properties fo:font-weight="normal" officeooo:rsid="00156ce2" style:font-weight-asian="normal" style:font-weight-complex="normal"/>
    </style:style>
    <style:style style:name="T9" style:family="text">
      <style:text-properties fo:font-weight="normal" officeooo:rsid="0017656c" style:font-weight-asian="normal" style:font-weight-complex="normal"/>
    </style:style>
    <style:style style:name="T10" style:family="text">
      <style:text-properties officeooo:rsid="00156ce2"/>
    </style:style>
    <style:style style:name="fr1" style:family="graphic" style:parent-style-name="Graphics">
      <style:graphic-properties fo:margin-left="0.0417in" fo:margin-right="0.0417in" fo:margin-top="0.0417in" fo:margin-bottom="0.0417in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ntents</text:h>
      <text:list xml:id="list728090177" text:style-name="L1">
        <text:list-item>
          <text:p text:style-name="P10"><text:a xlink:type="simple" xlink:href="#2" text:style-name="Internet_20_link" text:visited-style-name="Visited_20_Internet_20_Link">Query user for logfile</text:a></text:p>
        </text:list-item>
        <text:list-item>
          <text:p text:style-name="P10"><text:a xlink:type="simple" xlink:href="#3" text:style-name="Internet_20_link" text:visited-style-name="Visited_20_Internet_20_Link">Separate raw, bandpassed, and motion filtered data from scn structure</text:a></text:p>
        </text:list-item>
        <text:list-item>
          <text:p text:style-name="P10"><text:a xlink:type="simple" xlink:href="#4" text:style-name="Internet_20_link" text:visited-style-name="Visited_20_Internet_20_Link">Pull out the raw scans (if saved)</text:a></text:p>
        </text:list-item>
        <text:list-item>
          <text:p text:style-name="P10"><text:a xlink:type="simple" xlink:href="#5" text:style-name="Internet_20_link" text:visited-style-name="Visited_20_Internet_20_Link">Create the waterfall horizontal and vertical axes</text:a></text:p>
        </text:list-item>
        <text:list-item>
          <text:p text:style-name="P10"><text:a xlink:type="simple" xlink:href="#6" text:style-name="Internet_20_link" text:visited-style-name="Visited_20_Internet_20_Link">6</text:a></text:p>
        </text:list-item>
        <text:list-item>
          <text:p text:style-name="P10"><text:a xlink:type="simple" xlink:href="#7" text:style-name="Internet_20_link" text:visited-style-name="Visited_20_Internet_20_Link">7</text:a></text:p>
        </text:list-item>
        <text:list-item>
          <text:p text:style-name="P10"><text:a xlink:type="simple" xlink:href="#8" text:style-name="Internet_20_link" text:visited-style-name="Visited_20_Internet_20_Link">8</text:a></text:p>
        </text:list-item>
        <text:list-item>
          <text:p text:style-name="P3"><text:a xlink:type="simple" xlink:href="#9" text:style-name="Internet_20_link" text:visited-style-name="Visited_20_Internet_20_Link">9</text:a></text:p>
        </text:list-item>
      </text:list>
      <text:p text:style-name="Preformatted_20_Text">% plotMrmRetLog.m</text:p>
      <text:p text:style-name="Preformatted_20_Text">% This script prompts the user for a MRM-RET logfile, reads, parses, and</text:p>
      <text:p text:style-name="Preformatted_20_Text">% produces a "waterfall plot" of the motion filtered scans and detection lists</text:p>
      <text:p text:style-name="Preformatted_20_Text">% in the logfile</text:p>
      <text:p text:style-name="P2">clear all; close all; clc %#ok&lt;*CLALL&gt;</text:p>
      <text:h text:style-name="Heading_20_2" text:outline-level="2"><text:bookmark text:name="2"/>Query user for logfile</text:h>
      <text:p text:style-name="Preformatted_20_Text">%dnm = '.'; fnm = 'MRM_002.csv';</text:p>
      <text:p text:style-name="Preformatted_20_Text">[fnmb,dnmb] = uigetfile('*.csv');</text:p>
      <text:p text:style-name="Preformatted_20_Text">fprintf('Reading logfile %s\n',fullfile(dnmb,fnmb));</text:p>
      <text:p text:style-name="Preformatted_20_Text">[cfgb,reqb,scnb,det] = readMrmRetLog(fullfile(dnmb,fnmb));</text:p>
      <text:p text:style-name="Preformatted_20_Text"/>
      <text:p text:style-name="Preformatted_20_Text">[fnmt,dnmt] = uigetfile('*.csv');</text:p>
      <text:p text:style-name="Preformatted_20_Text">fprintf('Reading logfile %s\n',fullfile(dnmt,fnmt));</text:p>
      <text:p text:style-name="P2">[cfgt,reqt,scnt,dett] = readMrmRetLog(fullfile(dnmt,fnmt));</text:p>
      <text:p text:style-name="Preformatted_20_Text">Reading logfile C:\Users\austinsbrown\Dropbox\ee384\lab11\background.csv</text:p>
      <text:p text:style-name="P2">Reading logfile C:\Users\austinsbrown\Dropbox\ee384\lab11\scan.csv</text:p>
      <text:h text:style-name="Heading_20_2" text:outline-level="2"><text:bookmark text:name="3"/>Separate raw, bandpassed, and motion filtered data from scn structure</text:h>
      <text:p text:style-name="Text_20_body">(only motion filtered is used)</text:p>
      <text:h text:style-name="Heading_20_2" text:outline-level="2"><text:bookmark text:name="4"/>Pull out the raw scans (if saved)</text:h>
      <text:p text:style-name="Preformatted_20_Text">rawscansI = find([scnb.Nfilt] == 1);</text:p>
      <text:p text:style-name="Preformatted_20_Text">rawscansV_background = reshape([scnb(rawscansI).scn],[],length(rawscansI))';</text:p>
      <text:p text:style-name="Preformatted_20_Text"/>
      <text:p text:style-name="Preformatted_20_Text">rawscansI1 = find([scnt.Nfilt] == 1);</text:p>
      <text:p text:style-name="Preformatted_20_Text">rawscansV_target = reshape([scnt(rawscansI1).scn],[],length(rawscansI1))';</text:p>
      <text:p text:style-name="Preformatted_20_Text"/>
      <text:p text:style-name="P2">scan_difference = abs(rawscansV_background(1:10,:) - rawscansV_target(1:10,:));</text:p>
      <text:h text:style-name="Heading_20_2" text:outline-level="2"><text:bookmark text:name="5"/>Create the waterfall horizontal and vertical axes</text:h>
      <text:p text:style-name="Preformatted_20_Text">Tbin = 32/(512*1.024); <text:s/>% ns</text:p>
      <text:p text:style-name="Preformatted_20_Text">T0 = 0; % ns</text:p>
      <text:p text:style-name="Preformatted_20_Text">c = 0.29979; <text:s/>% m/ns</text:p>
      <text:p text:style-name="Preformatted_20_Text">Rbin = c*(Tbin*(0:size(scan_difference(1,:),2)-1) - T0)/2;% Range Bins in meters</text:p>
      <text:p text:style-name="Preformatted_20_Text"/>
      <text:p text:style-name="Preformatted_20_Text">rbin = 90;</text:p>
      <text:p text:style-name="Preformatted_20_Text"><text:soft-page-break/>%Background plot</text:p>
      <text:p text:style-name="Preformatted_20_Text">% plot(rbin,rawscansV_background(10,:))</text:p>
      <text:p text:style-name="Preformatted_20_Text">%Taget plot</text:p>
      <text:p text:style-name="Preformatted_20_Text">figure; plot(Rbin,rawscansV_target(10,:)), title('Target')</text:p>
      <text:p text:style-name="Preformatted_20_Text">% Difference plot</text:p>
      <text:p text:style-name="Preformatted_20_Text">figure;plot(Rbin,scan_difference(10,:)), title('Difference')</text:p>
      <text:p text:style-name="Preformatted_20_Text"/>
      <text:p text:style-name="Preformatted_20_Text">[a,i]=max(scan_difference(10,:)); <text:s/>%#ok&lt;ASGLU&gt;</text:p>
      <text:p text:style-name="P2">distance=Rbin(i) %#ok&lt;NOPTS&gt;</text:p>
      <text:p text:style-name="Preformatted_20_Text">distance =</text:p>
      <text:p text:style-name="Preformatted_20_Text"/>
      <text:p text:style-name="Preformatted_20_Text"><text:s text:c="4"/>0.9881</text:p>
      <text:p text:style-name="P2"/>
      <text:p text:style-name="Text_20_body"><draw:frame draw:style-name="fr1" draw:name="Image1" text:anchor-type="as-char" svg:width="4.6665in" svg:height="3.5in" draw:z-index="0"><draw:image xlink:href="../html/MRM_plotter11_01.png" xlink:type="simple" xlink:show="embed" xlink:actuate="onLoad" draw:mime-type="image/png"/></draw:frame><text:s/><text:soft-page-break/><draw:frame draw:style-name="fr1" draw:name="Image2" text:anchor-type="as-char" svg:width="4.6665in" svg:height="3.5in" draw:z-index="1"><draw:image xlink:href="../html/MRM_plotter11_02.png" xlink:type="simple" xlink:show="embed" xlink:actuate="onLoad" draw:mime-type="image/png"/></draw:frame><text:s/></text:p>
      <text:h text:style-name="Heading_20_2" text:outline-level="2"><text:bookmark text:name="6"/>6</text:h>
      <text:p text:style-name="Preformatted_20_Text">fs = 1/(Tbin*10^-9);</text:p>
      <text:p text:style-name="Preformatted_20_Text"/>
      <text:p text:style-name="Preformatted_20_Text">figure</text:p>
      <text:p text:style-name="Preformatted_20_Text">l = length(scan_difference(10,:));</text:p>
      <text:p text:style-name="Preformatted_20_Text">n = pow2(nextpow2(l));</text:p>
      <text:p text:style-name="Preformatted_20_Text">y_dft = fft(scan_difference(10,:), n);</text:p>
      <text:p text:style-name="Preformatted_20_Text">f = (-n/2:n/2-1)*(fs/n);</text:p>
      <text:p text:style-name="Preformatted_20_Text">plot(f, abs(y_dft)/n);</text:p>
      <text:p text:style-name="Preformatted_20_Text">title('6c ii'), xlabel('Frequncy'), ylabel('Magnitude')</text:p>
      <text:p text:style-name="Preformatted_20_Text"/>
      <text:p text:style-name="Preformatted_20_Text">figure</text:p>
      <text:p text:style-name="Preformatted_20_Text">spectrum_plot(scan_difference(10,:), fs)</text:p>
      <text:p text:style-name="P2">title('6c iii'), xlabel('Frequncy'), ylabel('Magnitude')</text:p>
      <text:p text:style-name="Text_20_body"><draw:frame draw:style-name="fr1" draw:name="Image3" text:anchor-type="as-char" svg:width="4.6665in" svg:height="3.5in" draw:z-index="2"><draw:image xlink:href="../html/MRM_plotter11_03.png" xlink:type="simple" xlink:show="embed" xlink:actuate="onLoad" draw:mime-type="image/png"/></draw:frame><text:s/><text:soft-page-break/><draw:frame draw:style-name="fr1" draw:name="Image4" text:anchor-type="as-char" svg:width="4.6665in" svg:height="3.5in" draw:z-index="3"><draw:image xlink:href="../html/MRM_plotter11_04.png" xlink:type="simple" xlink:show="embed" xlink:actuate="onLoad" draw:mime-type="image/png"/></draw:frame><text:s/></text:p>
      <text:h text:style-name="Heading_20_2" text:outline-level="2"><text:bookmark text:name="7"/>7</text:h>
      <text:p text:style-name="Preformatted_20_Text">Wp = (2*(4.9*10^9))/fs;</text:p>
      <text:p text:style-name="Preformatted_20_Text">Ws = (2*(5.6*10^9))/fs;</text:p>
      <text:p text:style-name="Preformatted_20_Text">Rp = 1;</text:p>
      <text:p text:style-name="Preformatted_20_Text">Rs = 20;</text:p>
      <text:p text:style-name="Preformatted_20_Text"/>
      <text:p text:style-name="Preformatted_20_Text">[Ord, Wn] = buttord(Wp, Ws, Rp, Rs);</text:p>
      <text:p text:style-name="Preformatted_20_Text">[b,a] = butter(Ord, Wn, 'low');</text:p>
      <text:p text:style-name="Preformatted_20_Text">yf = filter(b, a, scan_difference(10,:));</text:p>
      <text:p text:style-name="Preformatted_20_Text"/>
      <text:p text:style-name="Preformatted_20_Text">figure</text:p>
      <text:p text:style-name="Preformatted_20_Text">spectrum_plot(yf, fs)</text:p>
      <text:p text:style-name="Preformatted_20_Text">title('7b'), xlabel('Frequncy'), ylabel('Magnitude')</text:p>
      <text:p text:style-name="Preformatted_20_Text"/>
      <text:p text:style-name="Preformatted_20_Text">figure</text:p>
      <text:p text:style-name="Preformatted_20_Text">plot(Rbin, yf)</text:p>
      <text:p text:style-name="P2">title('7c')</text:p>
      <text:p text:style-name="Text_20_body"><text:soft-page-break/><draw:frame draw:style-name="fr1" draw:name="Image5" text:anchor-type="as-char" svg:width="4.6665in" svg:height="3.5in" draw:z-index="4"><draw:image xlink:href="../html/MRM_plotter11_05.png" xlink:type="simple" xlink:show="embed" xlink:actuate="onLoad" draw:mime-type="image/png"/></draw:frame><text:s/><draw:frame draw:style-name="fr1" draw:name="Image6" text:anchor-type="as-char" svg:width="4.6665in" svg:height="3.5in" draw:z-index="5"><draw:image xlink:href="../html/MRM_plotter11_06.png" xlink:type="simple" xlink:show="embed" xlink:actuate="onLoad" draw:mime-type="image/png"/></draw:frame><text:s/></text:p>
      <text:h text:style-name="Heading_20_2" text:outline-level="2"><text:bookmark text:name="8"/>8</text:h>
      <text:p text:style-name="Preformatted_20_Text">Wp = (2*(.1*10^9))/fs;</text:p>
      <text:p text:style-name="Preformatted_20_Text">Ws = (2*(.05*10^9))/fs;</text:p>
      <text:p text:style-name="Preformatted_20_Text">Rp = 1;</text:p>
      <text:p text:style-name="Preformatted_20_Text">Rs = 20;</text:p>
      <text:p text:style-name="Preformatted_20_Text"/>
      <text:p text:style-name="Preformatted_20_Text">[Ord, Wn] = buttord(Wp, Ws, Rp, Rs);</text:p>
      <text:p text:style-name="Preformatted_20_Text">[b,a] = butter(Ord, Wn, 'high');</text:p>
      <text:p text:style-name="Preformatted_20_Text">yf = filter(b, a, scan_difference(10,:));</text:p>
      <text:p text:style-name="Preformatted_20_Text"/>
      <text:p text:style-name="Preformatted_20_Text">figure</text:p>
      <text:p text:style-name="Preformatted_20_Text">spectrum_plot(yf, fs)</text:p>
      <text:p text:style-name="Preformatted_20_Text"><text:soft-page-break/>title('8 Spectrum'), xlabel('Frequncy'), ylabel('Magnitude')</text:p>
      <text:p text:style-name="Preformatted_20_Text"/>
      <text:p text:style-name="Preformatted_20_Text">figure</text:p>
      <text:p text:style-name="Preformatted_20_Text">plot(Rbin, yf)</text:p>
      <text:p text:style-name="P2">title('8 Time Domain')</text:p>
      <text:p text:style-name="Text_20_body"><draw:frame draw:style-name="fr1" draw:name="Image7" text:anchor-type="as-char" svg:width="4.6665in" svg:height="3.5in" draw:z-index="6"><draw:image xlink:href="../html/MRM_plotter11_07.png" xlink:type="simple" xlink:show="embed" xlink:actuate="onLoad" draw:mime-type="image/png"/></draw:frame><text:s/><draw:frame draw:style-name="fr1" draw:name="Image8" text:anchor-type="as-char" svg:width="4.6665in" svg:height="3.5in" draw:z-index="7"><draw:image xlink:href="../html/MRM_plotter11_08.png" xlink:type="simple" xlink:show="embed" xlink:actuate="onLoad" draw:mime-type="image/png"/></draw:frame><text:s/></text:p>
      <text:h text:style-name="Heading_20_2" text:outline-level="2"><text:bookmark text:name="9"/>9</text:h>
      <text:p text:style-name="Preformatted_20_Text">Wp = (2*(4.9*10^9))/fs;</text:p>
      <text:p text:style-name="Preformatted_20_Text">Rp = 1;</text:p>
      <text:p text:style-name="Preformatted_20_Text">Rs = 20;</text:p>
      <text:p text:style-name="Preformatted_20_Text"/>
      <text:p text:style-name="Preformatted_20_Text">[n1,Wn] = ellipord(Wp,Ws,Rp,Rs);</text:p>
      <text:p text:style-name="Preformatted_20_Text"><text:soft-page-break/>[b,a] = ellip(n1,Rp,Rs,Wp,'low');</text:p>
      <text:p text:style-name="Preformatted_20_Text">yf = filter(b, a, scan_difference(10,:));</text:p>
      <text:p text:style-name="Preformatted_20_Text"/>
      <text:p text:style-name="Preformatted_20_Text">figure</text:p>
      <text:p text:style-name="Preformatted_20_Text">spectrum_plot(yf, fs)</text:p>
      <text:p text:style-name="Preformatted_20_Text">title('9 Lowpass '), xlabel('Frequncy'), ylabel('Magnitude')</text:p>
      <text:p text:style-name="Preformatted_20_Text"/>
      <text:p text:style-name="Preformatted_20_Text">figure</text:p>
      <text:p text:style-name="Preformatted_20_Text">plot(Rbin, yf)</text:p>
      <text:p text:style-name="Preformatted_20_Text">title('9 Lowpass'), xlabel('Distance')</text:p>
      <text:p text:style-name="Preformatted_20_Text"/>
      <text:p text:style-name="Preformatted_20_Text">Wp = (2*(4.9*10^9))/fs;</text:p>
      <text:p text:style-name="Preformatted_20_Text">Rp = 1;</text:p>
      <text:p text:style-name="Preformatted_20_Text">Rs = 20;</text:p>
      <text:p text:style-name="Preformatted_20_Text"/>
      <text:p text:style-name="Preformatted_20_Text">[n2,Wn] = ellipord(Wp,Ws,Rp,Rs);</text:p>
      <text:p text:style-name="Preformatted_20_Text">[b,a] = ellip(n2,Rp,Rs,Wp,'low');</text:p>
      <text:p text:style-name="Preformatted_20_Text">yf = filter(b, a, scan_difference(10,:));</text:p>
      <text:p text:style-name="Preformatted_20_Text"/>
      <text:p text:style-name="Preformatted_20_Text">figure</text:p>
      <text:p text:style-name="Preformatted_20_Text">spectrum_plot(yf, fs)</text:p>
      <text:p text:style-name="Preformatted_20_Text">title('9 highpass'), xlabel('Frequncy'), ylabel('Magnitude')</text:p>
      <text:p text:style-name="Preformatted_20_Text"/>
      <text:p text:style-name="Preformatted_20_Text">figure</text:p>
      <text:p text:style-name="Preformatted_20_Text">plot(Rbin, yf)</text:p>
      <text:p text:style-name="P2">title('9 highpass'), xlabel('Distance')</text:p>
      <text:p text:style-name="Text_20_body"><draw:frame draw:style-name="fr1" draw:name="Image9" text:anchor-type="as-char" svg:width="4.6665in" svg:height="3.5in" draw:z-index="8"><draw:image xlink:href="../html/MRM_plotter11_09.png" xlink:type="simple" xlink:show="embed" xlink:actuate="onLoad" draw:mime-type="image/png"/></draw:frame><text:s/><text:soft-page-break/><draw:frame draw:style-name="fr1" draw:name="Image10" text:anchor-type="as-char" svg:width="4.6665in" svg:height="3.5in" draw:z-index="9"><draw:image xlink:href="../html/MRM_plotter11_10.png" xlink:type="simple" xlink:show="embed" xlink:actuate="onLoad" draw:mime-type="image/png"/></draw:frame><text:s/><draw:frame draw:style-name="fr1" draw:name="Image11" text:anchor-type="as-char" svg:width="4.6665in" svg:height="3.5in" draw:z-index="10"><draw:image xlink:href="../html/MRM_plotter11_11.png" xlink:type="simple" xlink:show="embed" xlink:actuate="onLoad" draw:mime-type="image/png"/></draw:frame><text:s/><text:soft-page-break/><draw:frame draw:style-name="fr1" draw:name="Image12" text:anchor-type="as-char" svg:width="4.6665in" svg:height="3.5in" draw:z-index="11"><draw:image xlink:href="../html/MRM_plotter11_12.png" xlink:type="simple" xlink:show="embed" xlink:actuate="onLoad" draw:mime-type="image/png"/></draw:frame><text:s/></text:p>
      <text:p text:style-name="Text_20_body"><text:line-break/><text:a xlink:type="simple" xlink:href="https://www.mathworks.com/products/matlab/" text:style-name="Internet_20_link" text:visited-style-name="Visited_20_Internet_20_Link">Published with MATLAB® R2020a</text:a></text:p>
      <text:p text:style-name="Text_20_body"/>
      <text:p text:style-name="P4">Questions</text:p>
      <text:p text:style-name="P5">1. <text:span text:style-name="T2">It is inaccurate because we are using the abs function on the complex numbers. This causes some inaccurate </text:span><text:span text:style-name="T3">measurements</text:span><text:span text:style-name="T2"> along the x axis.</text:span></text:p>
      <text:p text:style-name="P6">2. <text:span text:style-name="T4">It centers the spectrum along the x axis.</text:span></text:p>
      <text:p text:style-name="P7">3. <text:span text:style-name="T5">It gets rid of the peak at zero as well as smoothing out the other peaks.</text:span></text:p>
      <text:p text:style-name="P8">4. <text:span text:style-name="T6">It also smooths out the top peaks. </text:span><text:span text:style-name="T7">It also made the amplitude less than 0.</text:span></text:p>
      <text:p text:style-name="P9">5. <text:span text:style-name="T1"><text:s/></text:span><text:span text:style-name="T8">I used 10 for the low pass Butterworth filter, </text:span><text:span text:style-name="T9">5 for the high pass. I used 3 for both elliptic filters. The elliptic filter performed bett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transparent" style:writing-mode="lr-tb" draw:fill="none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RM_plotter11</dc:title>
    <meta:generator>LibreOffice/7.0.1.2$Windows_X86_64 LibreOffice_project/7cbcfc562f6eb6708b5ff7d7397325de9e764452</meta:generator>
    <dc:date>2020-11-07T19:29:36.355000000</dc:date>
    <meta:editing-duration>PT32M57S</meta:editing-duration>
    <meta:editing-cycles>14</meta:editing-cycles>
    <meta:document-statistic meta:table-count="0" meta:image-count="12" meta:object-count="0" meta:page-count="9" meta:paragraph-count="125" meta:word-count="491" meta:character-count="3837" meta:non-whitespace-character-count="3453"/>
    <meta:user-defined meta:name="DC.date">2020-11-07</meta:user-defined>
    <meta:user-defined meta:name="DC.source">MRM_plotter11.m</meta:user-defined>
  </office:meta>
</office:document-meta>
</file>